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Entry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Entry.getPa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Entry.addPath( final String name , final char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Path( final String name , final char actionCh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vnEntry.setAuthor( final String auth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Entry.getAut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Entry.SvnEntry( final Date date , final String revision , final String author ,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Path( final String name , final int a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vnEntry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Entry.SvnEntry( final Date date , final String revision , final String author , final String message , final Collection pa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.getAction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Entry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